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C1" style:family="table-cell">
      <style:table-cell-properties fo:background-color="#66666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127f4" officeooo:paragraph-rsid="001127f4"/>
    </style:style>
    <style:style style:name="P2" style:family="paragraph" style:parent-style-name="Text_20_body">
      <style:text-properties officeooo:rsid="0011d18a" officeooo:paragraph-rsid="0011d18a"/>
    </style:style>
    <style:style style:name="P3" style:family="paragraph" style:parent-style-name="Text_20_body" style:list-style-name="L2">
      <style:text-properties officeooo:rsid="0011d18a" officeooo:paragraph-rsid="0011d18a"/>
    </style:style>
    <style:style style:name="P4" style:family="paragraph" style:parent-style-name="Text_20_body" style:list-style-name="L2">
      <style:text-properties fo:font-weight="bold" officeooo:rsid="0011d18a" officeooo:paragraph-rsid="0011d18a" style:font-weight-asian="bold" style:font-weight-complex="bold"/>
    </style:style>
    <style:style style:name="P5" style:family="paragraph" style:parent-style-name="Text_20_body" style:list-style-name="L2">
      <style:text-properties fo:font-weight="bold" officeooo:paragraph-rsid="001127f4" style:font-weight-asian="bold" style:font-weight-complex="bold"/>
    </style:style>
    <style:style style:name="P6" style:family="paragraph" style:parent-style-name="Text_20_body">
      <style:text-properties officeooo:paragraph-rsid="00120ad6"/>
    </style:style>
    <style:style style:name="P7" style:family="paragraph" style:parent-style-name="Title">
      <style:text-properties officeooo:rsid="001127f4" officeooo:paragraph-rsid="001127f4"/>
    </style:style>
    <style:style style:name="P8" style:family="paragraph" style:parent-style-name="Heading_20_2">
      <style:text-properties officeooo:rsid="001127f4" officeooo:paragraph-rsid="001127f4"/>
    </style:style>
    <style:style style:name="P9" style:family="paragraph" style:parent-style-name="Heading_20_2">
      <style:text-properties officeooo:rsid="00120ad6" officeooo:paragraph-rsid="00120ad6"/>
    </style:style>
    <style:style style:name="P10" style:family="paragraph" style:parent-style-name="Heading_20_2">
      <style:text-properties officeooo:paragraph-rsid="00120ad6"/>
    </style:style>
    <style:style style:name="P11" style:family="paragraph" style:parent-style-name="Heading_20_3">
      <style:text-properties officeooo:rsid="00120ad6" officeooo:paragraph-rsid="00120ad6"/>
    </style:style>
    <style:style style:name="P12" style:family="paragraph" style:parent-style-name="Table_20_Contents">
      <style:text-properties officeooo:rsid="00120ad6" officeooo:paragraph-rsid="00120ad6"/>
    </style:style>
    <style:style style:name="P13" style:family="paragraph" style:parent-style-name="Table_20_Contents">
      <style:paragraph-properties fo:text-align="center" style:justify-single-word="false"/>
      <style:text-properties fo:color="#ffffff" officeooo:rsid="00120ad6" officeooo:paragraph-rsid="00120ad6"/>
    </style:style>
    <style:style style:name="T1" style:family="text">
      <style:text-properties officeooo:rsid="001127f4"/>
    </style:style>
    <style:style style:name="T2" style:family="text">
      <style:text-properties officeooo:rsid="00120a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mart Classroom Interaction System</text:p>
      <text:h text:style-name="P8" text:outline-level="2">Project Description</text:h>
      <text:p text:style-name="P1">Smart classroom interaction system will be a system which will provide ways to enhance the way in which the students and faculty interact during and after a presentation based lecture. It will utilize the students' smartphone and the faculty's system (which is being used to deliver the presentation) to automate certain tasks, such as distribution of presentation document, annotations, references, notifications, assignments, etc.</text:p>
      <text:h text:style-name="P11" text:outline-level="3">Features</text:h>
      <text:p text:style-name="P1">Following will be the important features to be implemented:</text:p>
      <text:list xml:id="list3772436590104418027" text:style-name="L2">
        <text:list-item>
          <text:p text:style-name="P5"><text:span text:style-name="T1">Automatic distribution/synchronisation of presentation documents, annotations and references to the students present during the lecture</text:span></text:p>
        </text:list-item>
        <text:list-item>
          <text:p text:style-name="P4">Overview of the previous slides to the student on his smartphone who enters the lecture late</text:p>
        </text:list-item>
        <text:list-item>
          <text:p text:style-name="P4">A very brief overview of the previous lecture on the mobile of the students, at the beginning of the lecture</text:p>
        </text:list-item>
        <text:list-item>
          <text:p text:style-name="P4">Creation of a discussion thread on a forum about a topic being discussed in the class (with least inputs from the users about creating this forum)</text:p>
        </text:list-item>
        <text:list-item>
          <text:p text:style-name="P3">Automatic transition of the presentation depending upon the words being spoken by the speaker (faculty)</text:p>
        </text:list-item>
        <text:list-item>
          <text:p text:style-name="P3">Popups of references (such as a website like wikipedia) if the faculty talks about the topic external to the presentation text</text:p>
        </text:list-item>
        <text:list-item>
          <text:p text:style-name="P3">Automatic addition of notifications, both to students and the faculty, about an assignment or task being talked about in the class</text:p>
        </text:list-item>
      </text:list>
      <text:p text:style-name="P2"/>
      <text:p text:style-name="P2">The first 4 features will be implemented in the first phase.</text:p>
      <text:p text:style-name="P2"/>
      <text:h text:style-name="P10" text:outline-level="2"><text:span text:style-name="T2">Critical Issues</text:span></text:h>
      <text:h text:style-name="Heading_20_3" text:outline-level="3">Authentication</text:h>
      <text:p text:style-name="Text_20_body"/>
      <text:p text:style-name="Text_20_body"/>
      <text:h text:style-name="Heading_20_3" text:outline-level="3"><text:soft-page-break/>Privacy </text:h>
      <text:p text:style-name="Text_20_body"/>
      <text:h text:style-name="Heading_20_3" text:outline-level="3">Protection of data </text:h>
      <text:p text:style-name="Text_20_body"/>
      <text:h text:style-name="Heading_20_3" text:outline-level="3">Data transfer </text:h>
      <text:p text:style-name="Text_20_body"/>
      <text:h text:style-name="Heading_20_3" text:outline-level="3">Failure handling </text:h>
      <text:p text:style-name="Text_20_body"/>
      <text:h text:style-name="Heading_20_3" text:outline-level="3">Degree of transparency</text:h>
      <text:p text:style-name="Text_20_body"/>
      <text:p text:style-name="Text_20_body"/>
      <text:h text:style-name="P9" text:outline-level="2">Division of roles</text:h>
      <table:table table:name="Table1" table:style-name="Table1">
        <table:table-column table:style-name="Table1.A" table:number-columns-repeated="3"/>
        <table:table-row>
          <table:table-cell table:style-name="Table1.A1" office:value-type="string">
            <text:p text:style-name="P13">Name</text:p>
          </table:table-cell>
          <table:table-cell table:style-name="Table1.A1" office:value-type="string">
            <text:p text:style-name="P13">ID</text:p>
          </table:table-cell>
          <table:table-cell table:style-name="Table1.C1" office:value-type="string">
            <text:p text:style-name="P13">Role</text:p>
          </table:table-cell>
        </table:table-row>
        <table:table-row>
          <table:table-cell table:style-name="Table1.B5" office:value-type="string">
            <text:p text:style-name="P12">Kartik Somani</text:p>
          </table:table-cell>
          <table:table-cell table:style-name="Table1.B5" office:value-type="string">
            <text:p text:style-name="P12">2013H103110P</text:p>
          </table:table-cell>
          <table:table-cell table:style-name="Table1.C5" office:value-type="string">
            <text:p text:style-name="Table_20_Contents"/>
          </table:table-cell>
        </table:table-row>
        <table:table-row>
          <table:table-cell table:style-name="Table1.B5" office:value-type="string">
            <text:p text:style-name="P12">Hrishikesh Chaudhary</text:p>
          </table:table-cell>
          <table:table-cell table:style-name="Table1.B5" office:value-type="string">
            <text:p text:style-name="P12">2013H103109P</text:p>
          </table:table-cell>
          <table:table-cell table:style-name="Table1.C5" office:value-type="string">
            <text:p text:style-name="Table_20_Contents"/>
          </table:table-cell>
        </table:table-row>
        <table:table-row>
          <table:table-cell table:style-name="Table1.B5" office:value-type="string">
            <text:p text:style-name="P12">Gaurav Sharma</text:p>
          </table:table-cell>
          <table:table-cell table:style-name="Table1.B5" office:value-type="string">
            <text:p text:style-name="P12">2013H103103P</text:p>
          </table:table-cell>
          <table:table-cell table:style-name="Table1.C5" office:value-type="string">
            <text:p text:style-name="Table_20_Contents"/>
          </table:table-cell>
        </table:table-row>
        <table:table-row>
          <table:table-cell table:style-name="Table1.B5" office:value-type="string">
            <text:p text:style-name="P12">Abhishek Suman</text:p>
          </table:table-cell>
          <table:table-cell table:style-name="Table1.B5" office:value-type="string">
            <text:p text:style-name="P12">2013H103096P</text:p>
          </table:table-cell>
          <table:table-cell table:style-name="Table1.C5" office:value-type="string">
            <text:p text:style-name="Table_20_Contents"/>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ik Somani</meta:initial-creator>
    <meta:creation-date>2014-10-01T13:13:11.638509233</meta:creation-date>
    <dc:date>2014-10-01T13:44:32.547787588</dc:date>
    <dc:creator>Kartik Somani</dc:creator>
    <meta:editing-duration>PT16M10S</meta:editing-duration>
    <meta:editing-cycles>2</meta:editing-cycles>
    <meta:generator>LibreOffice/4.2.6.3$Linux_X86_64 LibreOffice_project/420$Build-3</meta:generator>
    <meta:document-statistic meta:table-count="1" meta:image-count="0" meta:object-count="0" meta:page-count="2" meta:paragraph-count="32" meta:word-count="263" meta:character-count="1710" meta:non-whitespace-character-count="1482"/>
  </office:meta>
</office:document-meta>
</file>